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6143" officeooo:paragraph-rsid="00066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o: Leonardo Omori, Leonardo Yuki, Rogério Sabino.</text:p>
      <text:p text:style-name="P1">Projeto: Site de compartilhamento de arquivos</text:p>
      <text:p text:style-name="P1"/>
      <text:p text:style-name="P1">Funcionalidades: </text:p>
      <text:p text:style-name="P1"/>
      <text:p text:style-name="P1">- Compartilhamento de arquivos em salas.</text:p>
      <text:p text:style-name="P1"/>
      <text:p text:style-name="P1">- Estipulação das extensões dos arquivos e comentários na sala sobre o conteúdo dos mesmos.</text:p>
      <text:p text:style-name="P1"/>
      <text:p text:style-name="P1">- Determinar prazo de entrega dos arquivos na sala(Opcional).</text:p>
      <text:p text:style-name="P1"/>
      <text:p text:style-name="P1">- Envio de arquivos de forma privada ou pública dentro das salas. ( controlado pelo administrador da sala ou pelo usuário que está enviando o arquivo ).</text:p>
      <text:p text:style-name="P1"/>
      <text:p text:style-name="P1">- O usuário em uma sala pode comentar um arquivo visível para ele.</text:p>
      <text:p text:style-name="P1"/>
      <text:p text:style-name="P1">- Perfil com descrição, contatos, salas criadas e arquivos públicos no perfil.</text:p>
      <text:p text:style-name="P1"/>
      <text:p text:style-name="P1">- Mensagens e envio de arquivos de maneira privada <text:s/>entre os usuários.</text:p>
      <text:p text:style-name="P1"/>
      <text:p text:style-name="P1">- Fórum dentro das salas.</text:p>
      <text:p text:style-name="P1"/>
      <text:p text:style-name="P1">-Notificação para o prazo de entrega.</text:p>
      <text:p text:style-name="P1"/>
      <text:p text:style-name="P1">- sistema de busca; Salas, pessoas e arquiv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8:52:07.684000000</meta:creation-date>
    <dc:date>2018-05-29T22:53:09.004000000</dc:date>
    <meta:editing-duration>P1DT3H50M51S</meta:editing-duration>
    <meta:editing-cycles>1</meta:editing-cycles>
    <meta:document-statistic meta:table-count="0" meta:image-count="0" meta:object-count="0" meta:page-count="1" meta:paragraph-count="13" meta:word-count="127" meta:character-count="781" meta:non-whitespace-character-count="665"/>
    <meta:generator>LibreOffice/6.0.4.2$Windows_X86_64 LibreOffice_project/9b0d9b32d5dcda91d2f1a96dc04c645c450872bf</meta:generator>
  </office:meta>
</office:document-meta>
</file>